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WenQuanYi Zen Hei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1.251cm" fo:margin-right="0cm" fo:text-indent="0cm" style:auto-text-indent="false"/>
      <style:text-properties fo:font-size="9pt" fo:font-weight="bold" style:font-size-asian="9pt" style:font-weight-asian="bold" style:font-size-complex="9pt" style:font-weight-complex="bold"/>
    </style:style>
    <style:style style:name="P2" style:family="paragraph" style:parent-style-name="Preformatted_20_Text">
      <style:paragraph-properties fo:margin-left="1.251cm" fo:margin-right="0cm" fo:text-indent="0cm" style:auto-text-indent="false"/>
      <style:text-properties fo:font-size="9pt" fo:font-weight="bold" officeooo:rsid="002a069e" officeooo:paragraph-rsid="002a069e" style:font-size-asian="9pt" style:font-weight-asian="bold" style:font-size-complex="9pt" style:font-weight-complex="bold"/>
    </style:style>
    <style:style style:name="P3" style:family="paragraph" style:parent-style-name="Text_20_body">
      <style:paragraph-properties fo:text-align="start" style:justify-single-word="false"/>
      <style:text-properties officeooo:rsid="001d1039" officeooo:paragraph-rsid="001d1039"/>
    </style:style>
    <style:style style:name="P4" style:family="paragraph" style:parent-style-name="Preformatted_20_Text">
      <style:text-properties fo:font-size="9pt" style:font-size-asian="9pt" style:font-size-complex="9pt"/>
    </style:style>
    <style:style style:name="P5" style:family="paragraph" style:parent-style-name="Preformatted_20_Text">
      <style:text-properties fo:font-size="9pt" officeooo:paragraph-rsid="002a069e" style:font-size-asian="9pt" style:font-size-complex="9pt"/>
    </style:style>
    <style:style style:name="P6" style:family="paragraph" style:parent-style-name="Preformatted_20_Text">
      <style:text-properties fo:font-size="9pt" officeooo:paragraph-rsid="00284bb6" style:font-size-asian="9pt" style:font-size-complex="9pt"/>
    </style:style>
    <style:style style:name="P7" style:family="paragraph" style:parent-style-name="Preformatted_20_Text">
      <style:text-properties fo:font-size="9pt" officeooo:rsid="002a069e" officeooo:paragraph-rsid="002a069e" style:font-size-asian="9pt" style:font-size-complex="9pt"/>
    </style:style>
    <style:style style:name="P8" style:family="paragraph" style:parent-style-name="Preformatted_20_Text">
      <style:text-properties fo:font-size="9pt" fo:font-weight="normal" officeooo:rsid="00284bb6" officeooo:paragraph-rsid="002a069e" style:font-size-asian="9pt" style:font-weight-asian="normal" style:font-size-complex="9pt" style:font-weight-complex="normal"/>
    </style:style>
    <style:style style:name="P9" style:family="paragraph" style:parent-style-name="Preformatted_20_Text">
      <style:paragraph-properties fo:margin-top="0cm" fo:margin-bottom="0.499cm" loext:contextual-spacing="false"/>
      <style:text-properties fo:font-size="9pt" style:font-size-asian="9pt" style:font-size-complex="9pt"/>
    </style:style>
    <style:style style:name="P10" style:family="paragraph" style:parent-style-name="Preformatted_20_Text">
      <style:paragraph-properties fo:margin-left="1.251cm" fo:margin-right="0cm" fo:text-indent="0cm" style:auto-text-indent="false"/>
      <style:text-properties fo:font-size="9pt" fo:font-weight="bold" officeooo:rsid="002a069e" style:font-size-asian="9pt" style:font-weight-asian="bold" style:font-size-complex="9pt" style:font-weight-complex="bold"/>
    </style:style>
    <style:style style:name="T1" style:family="text">
      <style:text-properties fo:color="#000000" style:font-name="DejaVu Sans Mono" fo:font-size="9pt" fo:font-weight="bold" style:font-name-asian="WenQuanYi Zen Hei" style:font-size-asian="9pt" style:font-name-complex="DejaVu Sans Mono" style:font-size-complex="9pt"/>
    </style:style>
    <style:style style:name="T2" style:family="text">
      <style:text-properties fo:color="#000000" style:font-name="DejaVu Sans Mono" fo:font-size="9pt" fo:font-weight="normal" style:font-name-asian="WenQuanYi Zen Hei" style:font-size-asian="9pt" style:font-weight-asian="normal" style:font-name-complex="DejaVu Sans Mono" style:font-size-complex="9pt" style:font-weight-complex="normal"/>
    </style:style>
    <style:style style:name="T3" style:family="text">
      <style:text-properties fo:color="#000000" style:font-name="DejaVu Sans Mono" fo:font-size="9pt" fo:font-weight="normal" officeooo:rsid="00284bb6" style:font-name-asian="WenQuanYi Zen Hei" style:font-size-asian="9pt" style:font-weight-asian="normal" style:font-name-complex="DejaVu Sans Mono" style:font-size-complex="9pt" style:font-weight-complex="normal"/>
    </style:style>
    <style:style style:name="T4" style:family="text">
      <style:text-properties style:font-name="DejaVu Sans Mono" fo:font-size="24pt" fo:font-weight="bold" style:font-size-asian="24pt" style:font-size-complex="24pt"/>
    </style:style>
    <style:style style:name="T5" style:family="text">
      <style:text-properties style:font-name="DejaVu Sans Mono" fo:font-size="24pt" fo:font-weight="bold" officeooo:rsid="00284bb6" style:font-size-asian="24pt" style:font-size-complex="24pt"/>
    </style:style>
    <style:style style:name="T6" style:family="text">
      <style:text-properties officeooo:rsid="002a069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a069e" style:font-weight-asian="normal" style:font-weight-complex="normal"/>
    </style:style>
    <style:style style:name="T9" style:family="text">
      <style:text-properties fo:font-weight="normal" officeooo:rsid="002bf87f" style:font-weight-asian="normal" style:font-weight-complex="normal"/>
    </style:style>
    <style:style style:name="T10" style:family="text">
      <style:text-properties fo:font-weight="normal" officeooo:rsid="002c82e7" style:font-weight-asian="normal" style:font-weight-complex="normal"/>
    </style:style>
    <style:style style:name="T11" style:family="text">
      <style:text-properties officeooo:rsid="002c82e7"/>
    </style:style>
    <style:style style:name="T12" style:family="text">
      <style:text-properties officeooo:rsid="002dbe9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5">Wind of change</text:span><text:span text:style-name="T4"><text:line-break/></text:span><text:span text:style-name="T1">Scorpions 1990</text:span><text:span text:style-name="T2">. </text:span><text:span text:style-name="T3">Erste Rockband in Moskau. </text:span></text:p>
      <text:p text:style-name="P5">F <text:s/>Dm <text:s/>F <text:s/>Dm <text:s/>Am <text:s/>Dm <text:s/>Am <text:s/>G<text:tab/><text:tab/><text:tab/><text:tab/><text:span text:style-name="T12">76</text:span></text:p>
      <text:p text:style-name="P4"/>
      <text:p text:style-name="P4">C <text:s text:c="16"/>Dm</text:p>
      <text:p text:style-name="P5">I follow the Moskva</text:p>
      <text:p text:style-name="P5"><text:s text:c="15"/>C</text:p>
      <text:p text:style-name="P4">Down to Gorky Park</text:p>
      <text:p text:style-name="P4"><text:s text:c="18"/>Dm <text:s text:c="6"/>Am <text:s text:c="2"/>G </text:p>
      <text:p text:style-name="P4">Listening to the wind of change</text:p>
      <text:p text:style-name="P4">C <text:s text:c="16"/>Dm</text:p>
      <text:p text:style-name="P4">An August summer night</text:p>
      <text:p text:style-name="P4"><text:s text:c="18"/>C</text:p>
      <text:p text:style-name="P4">Soldiers passing by</text:p>
      <text:p text:style-name="P4"><text:s text:c="18"/>Dm <text:s text:c="6"/>Am <text:s text:c="2"/>G </text:p>
      <text:p text:style-name="P4">Listening to the wind of change</text:p>
      <text:p text:style-name="P4"/>
      <text:p text:style-name="P8">F <text:s/>Dm <text:s/>F <text:s/>Dm <text:s/>Am <text:s/>Dm <text:s/>Am <text:s/>G</text:p>
      <text:p text:style-name="P4"/>
      <text:p text:style-name="P6">The world is closing in</text:p>
      <text:p text:style-name="P4">Did you ever think</text:p>
      <text:p text:style-name="P4">That we could be so close, like brothers</text:p>
      <text:p text:style-name="P4">The future's in the air</text:p>
      <text:p text:style-name="P6">I can feel it everywhere</text:p>
      <text:p text:style-name="P6">Blowing with the wind of change</text:p>
      <text:p text:style-name="P4"/>
      <text:p text:style-name="P1">C <text:s text:c="4"/>G <text:s text:c="8"/>Dm <text:s text:c="10"/>G</text:p>
      <text:p text:style-name="P1">Take me to the magic of the moment</text:p>
      <text:p text:style-name="P1"><text:s text:c="7"/>C <text:s text:c="3"/>G</text:p>
      <text:p text:style-name="P1">On a glory night</text:p>
      <text:p text:style-name="P1"><text:s text:c="12"/>Dm <text:s text:c="10"/>G <text:s text:c="12"/>Am</text:p>
      <text:p text:style-name="P1">Where the children of tomorrow dream away</text:p>
      <text:p text:style-name="P1">F <text:s text:c="15"/>G <text:s text:c="4"/></text:p>
      <text:p text:style-name="P1">In the wind of change</text:p>
      <text:p text:style-name="P4"/>
      <text:p text:style-name="P5"><text:span text:style-name="T7"><text:s/></text:span><text:span text:style-name="T8">C <text:s/>C <text:s/></text:span><text:span text:style-name="T9">C <text:s/>C</text:span></text:p>
      <text:p text:style-name="P5">Walking down the street</text:p>
      <text:p text:style-name="P4">Distant memories</text:p>
      <text:p text:style-name="P4">Are buried in the past forever</text:p>
      <text:p text:style-name="P4">I follow the Moskva</text:p>
      <text:p text:style-name="P4">Down to Gorky Park</text:p>
      <text:p text:style-name="P4">Listening to the wind of change</text:p>
      <text:p text:style-name="P4"/>
      <text:p text:style-name="P10">Chorus</text:p>
      <text:p text:style-name="P4"/>
      <text:p text:style-name="P4">Am <text:s text:c="25"/>G</text:p>
      <text:p text:style-name="P4">The wind of change blows straight</text:p>
      <text:p text:style-name="P4"><text:s text:c="18"/>Am</text:p>
      <text:p text:style-name="P4">Into the face of time</text:p>
      <text:p text:style-name="P4"><text:s text:c="28"/>G</text:p>
      <text:p text:style-name="P4">Like a stormwind that will ring</text:p>
      <text:p text:style-name="P4"><text:s text:c="31"/><text:span text:style-name="T6">C</text:span></text:p>
      <text:p text:style-name="P4">The freedom bell for peace of mind</text:p>
      <text:p text:style-name="P4"><text:s text:c="20"/><text:span text:style-name="T6">dm</text:span></text:p>
      <text:p text:style-name="P4">Let your balalaika sing</text:p>
      <text:p text:style-name="P4"><text:s text:c="26"/>E</text:p>
      <text:p text:style-name="P4">What my guitar wants to say</text:p>
      <text:p text:style-name="P4"/>
      <text:p text:style-name="P7">Solo F G e a F G a a <text:s/>F G e a d d E E</text:p>
      <text:p text:style-name="P7"/>
      <text:p text:style-name="P2">Chorus 2<text:span text:style-name="T11">x <text:s text:c="2"/></text:span><text:span text:style-name="T10">G</text:span></text:p>
      <text:p text:style-name="P4"/>
      <text:p text:style-name="P9">F <text:s/>Dm <text:s/>F <text:s/>Dm <text:s/>Am <text:span text:style-name="T6">d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WenQuanYi Zen Hei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WenQuanYi Zen Hei" style:font-family-asian="'WenQuanYi Zen Hei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8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6-12-22T19:28:35.994103760</meta:creation-date>
    <dc:date>2017-12-07T18:44:38.258873469</dc:date>
    <dc:creator>benutzer </dc:creator>
    <meta:editing-duration>PT1H6M7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52" meta:word-count="231" meta:character-count="1329" meta:non-whitespace-character-count="768"/>
  </office:meta>
</office:document-meta>
</file>